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c35" officeooo:paragraph-rsid="000d5c35"/>
    </style:style>
    <style:style style:name="P2" style:family="paragraph" style:parent-style-name="Standard">
      <style:paragraph-properties fo:text-align="center" style:justify-single-word="false"/>
      <style:text-properties officeooo:rsid="000d5c35" officeooo:paragraph-rsid="000d5c35"/>
    </style:style>
    <style:style style:name="P3" style:family="paragraph" style:parent-style-name="Standard">
      <style:text-properties officeooo:rsid="000d5c35" officeooo:paragraph-rsid="000df757"/>
    </style:style>
    <style:style style:name="P4" style:family="paragraph" style:parent-style-name="Standard">
      <style:text-properties officeooo:rsid="000df757" officeooo:paragraph-rsid="000df757"/>
    </style:style>
    <style:style style:name="P5" style:family="paragraph" style:parent-style-name="Standard">
      <style:text-properties officeooo:rsid="000df757" officeooo:paragraph-rsid="00110ea6"/>
    </style:style>
    <style:style style:name="P6" style:family="paragraph" style:parent-style-name="Standard">
      <style:text-properties officeooo:rsid="00107549" officeooo:paragraph-rsid="00107549"/>
    </style:style>
    <style:style style:name="P7" style:family="paragraph" style:parent-style-name="Standard">
      <style:text-properties officeooo:rsid="00110ea6" officeooo:paragraph-rsid="00110ea6"/>
    </style:style>
    <style:style style:name="P8" style:family="paragraph" style:parent-style-name="Standard">
      <style:text-properties officeooo:rsid="001235a6" officeooo:paragraph-rsid="001235a6"/>
    </style:style>
    <style:style style:name="P9" style:family="paragraph" style:parent-style-name="Standard" style:list-style-name="L1">
      <style:text-properties officeooo:rsid="000df757" officeooo:paragraph-rsid="000df757"/>
    </style:style>
    <style:style style:name="P10" style:family="paragraph" style:parent-style-name="Standard">
      <style:text-properties officeooo:rsid="001235a6" officeooo:paragraph-rsid="0013f7ca"/>
    </style:style>
    <style:style style:name="P11" style:family="paragraph" style:parent-style-name="Standard">
      <style:text-properties officeooo:rsid="00110ea6" officeooo:paragraph-rsid="0013f7ca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df757"/>
    </style:style>
    <style:style style:name="T2" style:family="text">
      <style:text-properties officeooo:rsid="000e95fa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d5c35"/>
    </style:style>
    <style:style style:name="T6" style:family="text">
      <style:text-properties officeooo:rsid="0013f7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mbda Notation</text:p>
      <text:p text:style-name="P2">by Sven Nilsen, 2018</text:p>
      <text:p text:style-name="P3"/>
      <text:p text:style-name="P4">A normal mathematical function<text:span text:style-name="T4"><text:reference-ref text:reference-format="text" text:ref-name="4">[1]</text:reference-ref></text:span> can be written like this:</text:p>
      <text:p text:style-name="P3"/>
      <text:p text:style-name="P3"><text:tab/>f(x) = x + 1</text:p>
      <text:p text:style-name="P3"/>
      <text:p text:style-name="P4">Sometimes it is desired to treat functions anonymuously, called a “lambda”, “closure”.</text:p>
      <text:p text:style-name="P1"/>
      <text:p text:style-name="P3">In lambda calculus<text:span text:style-name="T4"><text:reference-ref text:reference-format="text" text:ref-name="1">[2]</text:reference-ref></text:span>, it is common to use this notation:</text:p>
      <text:p text:style-name="P3"/>
      <text:p text:style-name="P3"><text:tab/>f := \x.x+1</text:p>
      <text:p text:style-name="P3"/>
      <text:p text:style-name="P1">In path semantics<text:span text:style-name="T4"><text:reference-ref text:reference-format="text" text:ref-name="2">[3]</text:reference-ref></text:span>, the notation for writing lambdas is the following:</text:p>
      <text:p text:style-name="P1"/>
      <text:p text:style-name="P1"><text:tab/>f := \(x) = x + <text:span text:style-name="T1">1</text:span></text:p>
      <text:p text:style-name="P1"/>
      <text:p text:style-name="P1">This follows the notation used in the Dyon programming language<text:span text:style-name="T4"><text:reference-ref text:reference-format="text" text:ref-name="3">[4]</text:reference-ref></text:span>.</text:p>
      <text:p text:style-name="P1"/>
      <text:p text:style-name="P5">I prefer to use this in path semantics<text:span text:style-name="T5"><text:reference-ref text:reference-format="text" text:ref-name="2">[3]</text:reference-ref></text:span> for the following reasons:</text:p>
      <text:p text:style-name="P4"/>
      <text:list xml:id="list3291289808952920521" text:style-name="L1">
        <text:list-item>
          <text:p text:style-name="P9">The notation is more familiar for programmers</text:p>
        </text:list-item>
        <text:list-item>
          <text:p text:style-name="P9">The notation is closer to the normal mathematical form<text:span text:style-name="T4"><text:reference-ref text:reference-format="text" text:ref-name="4">[1]</text:reference-ref></text:span> <text:span text:style-name="T2">(replacying name by “\”)</text:span></text:p>
        </text:list-item>
        <text:list-item>
          <text:p text:style-name="P9">It is easier to make lambdas more explicit, <text:span text:style-name="T2">since in</text:span> some cases,<text:line-break/>function currying<text:span text:style-name="T4"><text:reference-ref text:reference-format="text" text:ref-name="5">[5]</text:reference-ref></text:span> is not permitted, <text:span text:style-name="T2">where</text:span> multiple arguments <text:span text:style-name="T2">are needed</text:span></text:p>
        </text:list-item>
      </text:list>
      <text:p text:style-name="P4"/>
      <text:h text:style-name="P12" text:outline-level="3">References:</text:h>
      <text:p text:style-name="P11"/>
      <text:p text:style-name="P10"><text:reference-mark-start text:name="4"/>[<text:span text:style-name="T6">1</text:span>]<text:reference-mark-end text:name="4"/><text:tab/>“Function (mathematics)”</text:p>
      <text:p text:style-name="P10"><text:tab/>Wikipedia</text:p>
      <text:p text:style-name="P10"><text:tab/><text:a xlink:type="simple" xlink:href="https://en.wikipedia.org/wiki/Function_(mathematics" text:style-name="Internet_20_link" text:visited-style-name="Visited_20_Internet_20_Link"><text:span text:style-name="T3">https://en.wikipedia.org/wiki/Function_(mathematics</text:span></text:a><text:span text:style-name="T3">)</text:span></text:p>
      <text:p text:style-name="P6"/>
      <text:p text:style-name="P6"><text:reference-mark-start text:name="1"/>[<text:span text:style-name="T6">2</text:span>]<text:reference-mark-end text:name="1"/><text:tab/>“Lambda calculus”</text:p>
      <text:p text:style-name="P6"><text:tab/>Wikipedia</text:p>
      <text:p text:style-name="P6"><text:tab/><text:a xlink:type="simple" xlink:href="https://en.wikipedia.org/wiki/Lambda_calculus" text:style-name="Internet_20_link" text:visited-style-name="Visited_20_Internet_20_Link"><text:span text:style-name="T3">https://en.wikipedia.org/wiki/Lambda_calculus</text:span></text:a></text:p>
      <text:p text:style-name="P6"/>
      <text:p text:style-name="P7"><text:reference-mark-start text:name="2"/>[<text:span text:style-name="T6">3</text:span>]<text:reference-mark-end text:name="2"/><text:tab/>“Path semantics”</text:p>
      <text:p text:style-name="P7"><text:tab/>AdvancedResearch, Sven Nilsen</text:p>
      <text:p text:style-name="P7"><text:tab/><text:a xlink:type="simple" xlink:href="https://github.com/advancedresearch/path_semantics" text:style-name="Internet_20_link" text:visited-style-name="Visited_20_Internet_20_Link"><text:span text:style-name="T3">https://github.com/advancedresearch/path_semantics</text:span></text:a></text:p>
      <text:p text:style-name="P7"/>
      <text:p text:style-name="P7"><text:reference-mark-start text:name="3"/>[<text:span text:style-name="T6">4</text:span>]<text:reference-mark-end text:name="3"/><text:tab/>“Dyon programming language”</text:p>
      <text:p text:style-name="P7"><text:tab/>The Piston Project, Sven Nilsen</text:p>
      <text:p text:style-name="P7"><text:tab/><text:a xlink:type="simple" xlink:href="https://github.com/pistondevelopers/dyon" text:style-name="Internet_20_link" text:visited-style-name="Visited_20_Internet_20_Link"><text:span text:style-name="T3">https://github.com/pistondevelopers/dyon</text:span></text:a></text:p>
      <text:p text:style-name="P8"/>
      <text:p text:style-name="P8"><text:reference-mark-start text:name="5"/>[5]<text:reference-mark-end text:name="5"/><text:tab/>“Currying”</text:p>
      <text:p text:style-name="P8"><text:tab/>Wikipedia</text:p>
      <text:p text:style-name="P8"><text:tab/><text:a xlink:type="simple" xlink:href="https://en.wikipedia.org/wiki/Currying" text:style-name="Internet_20_link" text:visited-style-name="Visited_20_Internet_20_Link"><text:span text:style-name="T3">https://en.wikipedia.org/wiki/Currying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2:58:21.238207000</meta:creation-date>
    <dc:date>2019-05-08T15:13:17.648357000</dc:date>
    <meta:editing-duration>PT18M59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0" meta:word-count="162" meta:character-count="1203" meta:non-whitespace-character-count="1061"/>
  </office:meta>
</office:document-meta>
</file>